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9CF89A694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49cm" svg:height="10.257cm" svg:x="3.5cm" svg:y="2.5cm">
          <draw:image xlink:href="Pictures/10000000000001F40000019CF89A6948.png" xlink:type="simple" xlink:show="embed" xlink:actuate="onLoad">
            <text:p/>
          </draw:image>
        </draw:frame>
        <draw:frame draw:style-name="gr2" draw:text-style-name="P3" draw:layer="layout" svg:width="8cm" svg:height="0.729cm" svg:x="6cm" svg:y="1.271cm">
          <draw:text-box>
            <text:p text:style-name="P2"><text:span text:style-name="T1">Main interface for Neopixel GUI</text:span></text:p>
          </draw:text-box>
        </draw:frame>
        <draw:line draw:style-name="gr3" draw:text-style-name="P4" draw:layer="layout" svg:x1="2.5cm" svg:y1="11cm" svg:x2="5cm" svg:y2="11cm">
          <text:p/>
        </draw:line>
        <draw:frame draw:style-name="gr4" draw:text-style-name="P6" draw:layer="layout" svg:width="2.5cm" svg:height="1.047cm" svg:x="1cm" svg:y="10.5cm">
          <draw:text-box>
            <text:p text:style-name="P5"><text:span text:style-name="T2">Colours</text:span></text:p>
            <text:p text:style-name="P5"><text:span text:style-name="T2">Available</text:span></text:p>
          </draw:text-box>
        </draw:frame>
        <draw:line draw:style-name="gr3" draw:text-style-name="P4" draw:layer="layout" svg:x1="2.5cm" svg:y1="3.5cm" svg:x2="5cm" svg:y2="4cm">
          <text:p/>
        </draw:line>
        <draw:frame draw:style-name="gr4" draw:text-style-name="P6" draw:layer="layout" svg:width="2.5cm" svg:height="1.445cm" svg:x="1cm" svg:y="3cm">
          <draw:text-box>
            <text:p text:style-name="P5"><text:span text:style-name="T2">Tabs for </text:span></text:p>
            <text:p text:style-name="P5"><text:span text:style-name="T2">additional</text:span></text:p>
            <text:p text:style-name="P5"><text:span text:style-name="T2">sequences</text:span></text:p>
          </draw:text-box>
        </draw:frame>
        <draw:line draw:style-name="gr3" draw:text-style-name="P4" draw:layer="layout" svg:x1="3cm" svg:y1="13.5cm" svg:x2="7.5cm" svg:y2="11.5cm">
          <text:p/>
        </draw:line>
        <draw:frame draw:style-name="gr4" draw:text-style-name="P6" draw:layer="layout" svg:width="2.5cm" svg:height="1.445cm" svg:x="1.5cm" svg:y="13cm">
          <draw:text-box>
            <text:p text:style-name="P5"><text:span text:style-name="T2">Colours</text:span></text:p>
            <text:p text:style-name="P5"><text:span text:style-name="T2">action buttons</text:span></text:p>
          </draw:text-box>
        </draw:frame>
        <draw:line draw:style-name="gr3" draw:text-style-name="P4" draw:layer="layout" svg:x1="8cm" svg:y1="14cm" svg:x2="9.5cm" svg:y2="10.5cm">
          <text:p/>
        </draw:line>
        <draw:frame draw:style-name="gr4" draw:text-style-name="P6" draw:layer="layout" svg:width="2.5cm" svg:height="1.047cm" svg:x="6.5cm" svg:y="13.5cm">
          <draw:text-box>
            <text:p text:style-name="P5"><text:span text:style-name="T2">Chosen</text:span></text:p>
            <text:p text:style-name="P5"><text:span text:style-name="T2">colours</text:span></text:p>
          </draw:text-box>
        </draw:frame>
        <draw:line draw:style-name="gr3" draw:text-style-name="P4" draw:layer="layout" svg:x1="3cm" svg:y1="13.501cm" svg:x2="7.5cm" svg:y2="11.501cm">
          <text:p/>
        </draw:line>
        <draw:frame draw:style-name="gr4" draw:text-style-name="P6" draw:layer="layout" svg:width="2.5cm" svg:height="1.445cm" svg:x="1.5cm" svg:y="13.001cm">
          <draw:text-box>
            <text:p text:style-name="P5"><text:span text:style-name="T2">Colours</text:span></text:p>
            <text:p text:style-name="P5"><text:span text:style-name="T2">action buttons</text:span></text:p>
          </draw:text-box>
        </draw:frame>
        <draw:line draw:style-name="gr3" draw:text-style-name="P4" draw:layer="layout" svg:x1="16.5cm" svg:y1="13.5cm" svg:x2="13.5cm" svg:y2="12cm">
          <text:p/>
        </draw:line>
        <draw:frame draw:style-name="gr4" draw:text-style-name="P6" draw:layer="layout" svg:width="2.5cm" svg:height="1.047cm" svg:x="16cm" svg:y="13.453cm">
          <draw:text-box>
            <text:p text:style-name="P5"><text:span text:style-name="T2">Apply </text:span></text:p>
            <text:p text:style-name="P5"><text:span text:style-name="T2">button</text:span></text:p>
          </draw:text-box>
        </draw:frame>
        <draw:line draw:style-name="gr3" draw:text-style-name="P4" draw:layer="layout" svg:x1="16.5cm" svg:y1="9.453cm" svg:x2="13cm" svg:y2="9.5cm">
          <text:p/>
        </draw:line>
        <draw:frame draw:style-name="gr4" draw:text-style-name="P6" draw:layer="layout" svg:width="2.5cm" svg:height="1.047cm" svg:x="16.5cm" svg:y="8.953cm">
          <draw:text-box>
            <text:p text:style-name="P5"><text:span text:style-name="T2">Speed</text:span></text:p>
            <text:p text:style-name="P5"><text:span text:style-name="T2">slider</text:span></text:p>
          </draw:text-box>
        </draw:frame>
        <draw:line draw:style-name="gr3" draw:text-style-name="P4" draw:layer="layout" svg:x1="16.5cm" svg:y1="4.5cm" svg:x2="6.5cm" svg:y2="3cm">
          <text:p/>
        </draw:line>
        <draw:frame draw:style-name="gr4" draw:text-style-name="P6" draw:layer="layout" svg:width="2.5cm" svg:height="1cm" svg:x="16.5cm" svg:y="4.453cm">
          <draw:text-box>
            <text:p text:style-name="P5"><text:span text:style-name="T2">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M17S</meta:editing-duration>
    <meta:editing-cycles>3</meta:editing-cycles>
    <meta:generator>LibreOffice/4.4.2.2$Linux_X86_64 LibreOffice_project/40m0$Build-2</meta:generator>
    <dc:date>2015-05-10T18:59:17.757873994</dc:date>
    <dc:creator>Stewart Watkiss</dc:creator>
    <meta:document-statistic meta:object-count="18"/>
  </office:meta>
</office:document-meta>
</file>